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10.6cm" svg:x2="28.7cm" svg:y2="10.6cm">
          <text:p/>
        </draw:line>
        <draw:custom-shape draw:style-name="gr2" draw:text-style-name="P1" draw:layer="layout" svg:width="22.6cm" svg:height="1.1cm" svg:x="4.5cm" svg:y="1.6cm">
          <text:p text:style-name="P1">MOIS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9cm" svg:height="3.2cm" svg:x="1.278cm" svg:y="11.2cm">
          <text:p text:style-name="P2"><text:span text:style-name="T1">Prise en compte </text:span><text:span text:style-name="T1"><text:line-break/></text:span><text:span text:style-name="T1">des modifications</text:span><text:span text:style-name="T1"><text:line-break/></text:span><text:span text:style-name="T1">&amp;</text:span></text:p>
          <text:p text:style-name="P2"><text:span text:style-name="T1">Adapta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cm" svg:height="3.2cm" svg:x="7.4cm" svg:y="11.1cm">
          <text:p text:style-name="P2"><text:span text:style-name="T1">Développement</text:span><text:span text:style-name="T1"><text:line-break/></text:span><text:span text:style-name="T1">&amp;</text:span><text:span text:style-name="T1"><text:line-break/></text:span><text:span text:style-name="T1">Test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2cm" svg:y1="10.1cm" svg:x2="3.2cm" svg:y2="11cm">
          <text:p/>
        </draw:line>
        <draw:line draw:style-name="gr3" draw:text-style-name="P1" draw:layer="layout" svg:x1="9.5cm" svg:y1="10.1cm" svg:x2="9.5cm" svg:y2="11cm">
          <text:p/>
        </draw:line>
        <draw:line draw:style-name="gr3" draw:text-style-name="P1" draw:layer="layout" svg:x1="15.8cm" svg:y1="10.1cm" svg:x2="15.8cm" svg:y2="11cm">
          <text:p/>
        </draw:line>
        <draw:line draw:style-name="gr3" draw:text-style-name="P1" draw:layer="layout" svg:x1="21.2cm" svg:y1="10.1cm" svg:x2="21.2cm" svg:y2="11cm">
          <text:p/>
        </draw:line>
        <draw:line draw:style-name="gr3" draw:text-style-name="P1" draw:layer="layout" svg:x1="6.4cm" svg:y1="10cm" svg:x2="6.4cm" svg:y2="14.6cm">
          <text:p/>
        </draw:line>
        <draw:line draw:style-name="gr3" draw:text-style-name="P1" draw:layer="layout" svg:x1="12.6cm" svg:y1="10cm" svg:x2="12.6cm" svg:y2="14.6cm">
          <text:p/>
        </draw:line>
        <draw:line draw:style-name="gr3" draw:text-style-name="P1" draw:layer="layout" svg:x1="18.6cm" svg:y1="10.1cm" svg:x2="18.6cm" svg:y2="14.7cm">
          <text:p/>
        </draw:line>
        <draw:line draw:style-name="gr3" draw:text-style-name="P1" draw:layer="layout" svg:x1="23.9cm" svg:y1="10cm" svg:x2="23.9cm" svg:y2="14.6cm">
          <text:p/>
        </draw:line>
        <draw:custom-shape draw:style-name="gr2" draw:text-style-name="P1" draw:layer="layout" svg:width="3.2cm" svg:height="1.2cm" svg:x="4.8cm" svg:y="14.8cm">
          <text:p text:style-name="P1">Debriefin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cm" svg:height="3.2cm" svg:x="13.7cm" svg:y="11.1cm">
          <text:p text:style-name="P2"><text:span text:style-name="T1">Développement</text:span><text:span text:style-name="T1"><text:line-break/></text:span><text:span text:style-name="T1">&amp;</text:span><text:span text:style-name="T1"><text:line-break/></text:span><text:span text:style-name="T1">Tes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cm" svg:height="3.2cm" svg:x="19.1cm" svg:y="11.1cm">
          <text:p text:style-name="P2"><text:span text:style-name="T1">Développement</text:span><text:span text:style-name="T1"><text:line-break/></text:span><text:span text:style-name="T1">&amp;</text:span><text:span text:style-name="T1"><text:line-break/></text:span><text:span text:style-name="T1">Test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2cm" svg:x="10.9cm" svg:y="14.8cm">
          <text:p text:style-name="P1">Debrief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2cm" svg:x="17cm" svg:y="14.9cm">
          <text:p text:style-name="P1">Debrief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2cm" svg:x="22.3cm" svg:y="14.9cm">
          <text:p text:style-name="P1">Debriefing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6.4cm" svg:y1="10cm" svg:x2="26.4cm" svg:y2="10.9cm">
          <text:p/>
        </draw:line>
        <draw:custom-shape draw:style-name="gr4" draw:text-style-name="P2" draw:layer="layout" svg:width="4.6cm" svg:height="5.4cm" svg:x="24.1cm" svg:y="4.6cm">
          <text:p text:style-name="P2"><text:span text:style-name="T1">Présentation finale</text:span><text:span text:style-name="T1"><text:line-break/></text:span><text:span text:style-name="T1">du projet</text:span><text:span text:style-name="T1"><text:line-break/></text:span><text:span text:style-name="T1">Mise en place</text:span><text:span text:style-name="T1"><text:line-break/></text:span><text:span text:style-name="T1">du serveur de 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2:46:37.993000000</meta:creation-date>
    <dc:date>2016-04-20T12:51:39.879000000</dc:date>
    <meta:editing-duration>P0D</meta:editing-duration>
    <meta:editing-cycles>1</meta:editing-cycles>
    <meta:document-statistic meta:object-count="20"/>
    <meta:generator>LibreOffice/4.1.5.3$Windows_x86 LibreOffice_project/1c1366bba2ba2b554cd2ca4d87c06da81c05d24</meta:generator>
  </office:meta>
</office:document-meta>
</file>